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Таблица1" style:family="table">
      <style:table-properties style:width="11.605cm" table:align="left"/>
    </style:style>
    <style:style style:name="Таблица1.A" style:family="table-column">
      <style:table-column-properties style:column-width="5.149cm"/>
    </style:style>
    <style:style style:name="Таблица1.B" style:family="table-column">
      <style:table-column-properties style:column-width="6.45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1" style:family="table-row">
      <style:table-row-properties style:min-row-height="3.099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213d6" officeooo:paragraph-rsid="000213d6"/>
    </style:style>
    <style:style style:name="P3" style:family="paragraph" style:parent-style-name="Standard">
      <style:paragraph-properties fo:text-align="justify" style:justify-single-word="false"/>
      <style:text-properties officeooo:rsid="000213d6" officeooo:paragraph-rsid="000213d6"/>
    </style:style>
    <style:style style:name="P4" style:family="paragraph" style:parent-style-name="Standard">
      <style:paragraph-properties fo:text-align="justify" style:justify-single-word="false"/>
      <style:text-properties officeooo:rsid="000213d6" officeooo:paragraph-rsid="00322601"/>
    </style:style>
    <style:style style:name="P5" style:family="paragraph" style:parent-style-name="Standard">
      <style:paragraph-properties fo:text-align="justify" style:justify-single-word="false"/>
      <style:text-properties officeooo:rsid="000213d6" officeooo:paragraph-rsid="0027dfc8"/>
    </style:style>
    <style:style style:name="P6" style:family="paragraph" style:parent-style-name="Standard">
      <style:paragraph-properties fo:text-align="justify" style:justify-single-word="false"/>
      <style:text-properties officeooo:rsid="000213d6" officeooo:paragraph-rsid="003e498d"/>
    </style:style>
    <style:style style:name="P7" style:family="paragraph" style:parent-style-name="Standard">
      <style:paragraph-properties fo:text-align="justify" style:justify-single-word="false"/>
      <style:text-properties officeooo:rsid="000213d6" officeooo:paragraph-rsid="0044b2c1"/>
    </style:style>
    <style:style style:name="P8" style:family="paragraph" style:parent-style-name="Standard">
      <style:paragraph-properties fo:text-align="justify" style:justify-single-word="false"/>
      <style:text-properties officeooo:rsid="000213d6" officeooo:paragraph-rsid="00471d2b"/>
    </style:style>
    <style:style style:name="P9" style:family="paragraph" style:parent-style-name="Standard">
      <style:text-properties officeooo:rsid="000213d6" officeooo:paragraph-rsid="0027dfc8"/>
    </style:style>
    <style:style style:name="P10" style:family="paragraph" style:parent-style-name="Standard">
      <style:paragraph-properties fo:text-align="center" style:justify-single-word="false"/>
      <style:text-properties officeooo:rsid="000213d6" officeooo:paragraph-rsid="0027dfc8"/>
    </style:style>
    <style:style style:name="P11" style:family="paragraph" style:parent-style-name="Standard">
      <style:text-properties officeooo:rsid="000213d6" officeooo:paragraph-rsid="003e498d"/>
    </style:style>
    <style:style style:name="P12" style:family="paragraph" style:parent-style-name="Standard">
      <style:text-properties officeooo:rsid="000213d6" officeooo:paragraph-rsid="00471d2b"/>
    </style:style>
    <style:style style:name="P13" style:family="paragraph" style:parent-style-name="Standard">
      <style:text-properties fo:font-size="18pt" fo:font-weight="bold" officeooo:rsid="000213d6" officeooo:paragraph-rsid="000213d6" style:font-size-asian="18pt" style:font-weight-asian="bold" style:font-size-complex="18pt" style:font-weight-complex="bold"/>
    </style:style>
    <style:style style:name="P14" style:family="paragraph" style:parent-style-name="Standard">
      <style:text-properties officeooo:rsid="00059692" officeooo:paragraph-rsid="00059692"/>
    </style:style>
    <style:style style:name="P15" style:family="paragraph" style:parent-style-name="Standard">
      <style:paragraph-properties fo:text-align="justify" style:justify-single-word="false"/>
      <style:text-properties officeooo:rsid="00059692" officeooo:paragraph-rsid="00059692"/>
    </style:style>
    <style:style style:name="P16" style:family="paragraph" style:parent-style-name="Standard">
      <style:paragraph-properties fo:text-align="start" style:justify-single-word="false"/>
      <style:text-properties officeooo:rsid="00059692" officeooo:paragraph-rsid="004aba52"/>
    </style:style>
    <style:style style:name="P17" style:family="paragraph" style:parent-style-name="Standard">
      <style:text-properties officeooo:rsid="0008d659" officeooo:paragraph-rsid="0008d659"/>
    </style:style>
    <style:style style:name="P18" style:family="paragraph" style:parent-style-name="Standard">
      <style:text-properties officeooo:rsid="000a847f" officeooo:paragraph-rsid="000a847f"/>
    </style:style>
    <style:style style:name="P19" style:family="paragraph" style:parent-style-name="Standard">
      <style:text-properties officeooo:rsid="000a847f" officeooo:paragraph-rsid="0017f399"/>
    </style:style>
    <style:style style:name="P20" style:family="paragraph" style:parent-style-name="Standard">
      <style:text-properties fo:font-style="italic" officeooo:rsid="000e5e6e" officeooo:paragraph-rsid="0044b2c1" style:font-style-asian="italic" style:font-style-complex="italic"/>
    </style:style>
    <style:style style:name="P21" style:family="paragraph" style:parent-style-name="Standard">
      <style:text-properties fo:font-style="italic" officeooo:rsid="000d91dd" officeooo:paragraph-rsid="0044b2c1" style:font-style-asian="italic" style:font-style-complex="italic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0213d6" officeooo:paragraph-rsid="0027dfc8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0213d6" officeooo:paragraph-rsid="003e498d" style:font-weight-asian="bold" style:font-weight-complex="bold"/>
    </style:style>
    <style:style style:name="P24" style:family="paragraph" style:parent-style-name="Standard">
      <style:text-properties fo:font-weight="bold" officeooo:rsid="000213d6" officeooo:paragraph-rsid="003e498d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0a847f" officeooo:paragraph-rsid="000a847f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059692" officeooo:paragraph-rsid="00059692" style:font-weight-asian="bold" style:font-weight-complex="bold"/>
    </style:style>
    <style:style style:name="P27" style:family="paragraph" style:parent-style-name="Standard">
      <style:text-properties officeooo:rsid="0027dfc8" officeooo:paragraph-rsid="0027dfc8"/>
    </style:style>
    <style:style style:name="P28" style:family="paragraph" style:parent-style-name="Standard">
      <style:paragraph-properties fo:text-align="justify" style:justify-single-word="false"/>
      <style:text-properties officeooo:rsid="0027dfc8" officeooo:paragraph-rsid="0027dfc8"/>
    </style:style>
    <style:style style:name="P29" style:family="paragraph" style:parent-style-name="Standard">
      <style:paragraph-properties fo:text-align="justify" style:justify-single-word="false"/>
      <style:text-properties officeooo:rsid="00316fec" officeooo:paragraph-rsid="00316fec"/>
    </style:style>
    <style:style style:name="P30" style:family="paragraph" style:parent-style-name="Standard">
      <style:paragraph-properties fo:text-align="justify" style:justify-single-word="false"/>
      <style:text-properties officeooo:rsid="00322601" officeooo:paragraph-rsid="00322601"/>
    </style:style>
    <style:style style:name="P31" style:family="paragraph" style:parent-style-name="Standard">
      <style:paragraph-properties fo:text-align="justify" style:justify-single-word="false"/>
      <style:text-properties officeooo:rsid="00350bf1" officeooo:paragraph-rsid="00350bf1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0213d6" officeooo:paragraph-rsid="0027dfc8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0213d6" officeooo:paragraph-rsid="0027dfc8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3998d7" officeooo:paragraph-rsid="003998d7" style:font-weight-asian="normal" style:font-weight-complex="normal"/>
    </style:style>
    <style:style style:name="P35" style:family="paragraph" style:parent-style-name="Standard">
      <style:text-properties officeooo:rsid="000e18cc" officeooo:paragraph-rsid="0044b2c1"/>
    </style:style>
    <style:style style:name="P36" style:family="paragraph" style:parent-style-name="Standard">
      <style:text-properties officeooo:rsid="00419888" officeooo:paragraph-rsid="0044b2c1"/>
    </style:style>
    <style:style style:name="P37" style:family="paragraph" style:parent-style-name="Standard">
      <style:text-properties officeooo:rsid="000d91dd" officeooo:paragraph-rsid="0044b2c1"/>
    </style:style>
    <style:style style:name="P38" style:family="paragraph" style:parent-style-name="Standard">
      <style:paragraph-properties fo:text-align="justify" style:justify-single-word="false"/>
      <style:text-properties officeooo:rsid="000d91dd" officeooo:paragraph-rsid="0044b2c1"/>
    </style:style>
    <style:style style:name="P39" style:family="paragraph" style:parent-style-name="Standard">
      <style:text-properties officeooo:rsid="000e5e6e" officeooo:paragraph-rsid="0044b2c1"/>
    </style:style>
    <style:style style:name="P40" style:family="paragraph" style:parent-style-name="Standard">
      <style:text-properties officeooo:rsid="000e5e6e" officeooo:paragraph-rsid="0053c13d"/>
    </style:style>
    <style:style style:name="P41" style:family="paragraph" style:parent-style-name="Standard" style:list-style-name="L1">
      <style:paragraph-properties fo:text-align="justify" style:justify-single-word="false"/>
      <style:text-properties officeooo:rsid="0027dfc8" officeooo:paragraph-rsid="0027dfc8"/>
    </style:style>
    <style:style style:name="P42" style:family="paragraph" style:parent-style-name="Standard">
      <style:paragraph-properties fo:text-align="center" style:justify-single-word="false"/>
      <style:text-properties officeooo:rsid="0027dfc8" officeooo:paragraph-rsid="0027dfc8"/>
    </style:style>
    <style:style style:name="P43" style:family="paragraph" style:parent-style-name="Standard" style:list-style-name="L2">
      <style:paragraph-properties fo:text-align="justify" style:justify-single-word="false"/>
      <style:text-properties officeooo:rsid="000213d6" officeooo:paragraph-rsid="0027dfc8"/>
    </style:style>
    <style:style style:name="P44" style:family="paragraph" style:parent-style-name="Standard" style:list-style-name="L5">
      <style:paragraph-properties fo:text-align="justify" style:justify-single-word="false"/>
      <style:text-properties officeooo:rsid="000213d6" officeooo:paragraph-rsid="0027dfc8"/>
    </style:style>
    <style:style style:name="P45" style:family="paragraph" style:parent-style-name="Standard" style:list-style-name="L6">
      <style:paragraph-properties fo:text-align="justify" style:justify-single-word="false"/>
      <style:text-properties officeooo:rsid="000213d6" officeooo:paragraph-rsid="003e498d"/>
    </style:style>
    <style:style style:name="P46" style:family="paragraph" style:parent-style-name="Standard">
      <style:paragraph-properties fo:text-align="justify" style:justify-single-word="false"/>
      <style:text-properties officeooo:rsid="000213d6" officeooo:paragraph-rsid="00471d2b"/>
    </style:style>
    <style:style style:name="P47" style:family="paragraph" style:parent-style-name="Standard" style:list-style-name="L3">
      <style:text-properties officeooo:rsid="000213d6" officeooo:paragraph-rsid="0027dfc8"/>
    </style:style>
    <style:style style:name="P48" style:family="paragraph" style:parent-style-name="Standard" style:list-style-name="L4">
      <style:text-properties officeooo:rsid="000213d6" officeooo:paragraph-rsid="0027dfc8"/>
    </style:style>
    <style:style style:name="P49" style:family="paragraph" style:parent-style-name="Standard" style:list-style-name="L7">
      <style:paragraph-properties fo:text-align="justify" style:justify-single-word="false"/>
      <style:text-properties officeooo:rsid="000a847f" officeooo:paragraph-rsid="000a847f"/>
    </style:style>
    <style:style style:name="P50" style:family="paragraph" style:parent-style-name="Standard">
      <style:paragraph-properties fo:text-align="center" style:justify-single-word="false"/>
      <style:text-properties fo:font-weight="bold" officeooo:rsid="000213d6" officeooo:paragraph-rsid="00471d2b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weight="bold" officeooo:rsid="005946e1" officeooo:paragraph-rsid="005946e1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officeooo:rsid="00316fec" officeooo:paragraph-rsid="005949b4"/>
    </style:style>
    <style:style style:name="P53" style:family="paragraph" style:parent-style-name="Standard">
      <style:paragraph-properties fo:text-align="justify" style:justify-single-word="false"/>
      <style:text-properties officeooo:rsid="00316fec" officeooo:paragraph-rsid="00316fec"/>
    </style:style>
    <style:style style:name="P54" style:family="paragraph" style:parent-style-name="Standard">
      <style:paragraph-properties fo:text-align="center" style:justify-single-word="false"/>
      <style:text-properties officeooo:rsid="005ab77a" officeooo:paragraph-rsid="005ab77a"/>
    </style:style>
    <style:style style:name="P55" style:family="paragraph" style:parent-style-name="Standard">
      <style:paragraph-properties fo:text-align="justify" style:justify-single-word="false"/>
      <style:text-properties officeooo:rsid="00322601" officeooo:paragraph-rsid="00322601"/>
    </style:style>
    <style:style style:name="P56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91d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8f39f"/>
    </style:style>
    <style:style style:name="T5" style:family="text">
      <style:text-properties style:text-underline-style="solid" style:text-underline-width="auto" style:text-underline-color="font-color" officeooo:rsid="005946e1"/>
    </style:style>
    <style:style style:name="T6" style:family="text">
      <style:text-properties officeooo:rsid="0010be9d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officeooo:rsid="0017f399"/>
    </style:style>
    <style:style style:name="T9" style:family="text">
      <style:text-properties officeooo:rsid="001a2721"/>
    </style:style>
    <style:style style:name="T10" style:family="text">
      <style:text-properties officeooo:rsid="001baa2d"/>
    </style:style>
    <style:style style:name="T11" style:family="text">
      <style:text-properties officeooo:rsid="001df00b"/>
    </style:style>
    <style:style style:name="T12" style:family="text">
      <style:text-properties officeooo:rsid="00219808"/>
    </style:style>
    <style:style style:name="T13" style:family="text">
      <style:text-properties officeooo:rsid="0024a44f"/>
    </style:style>
    <style:style style:name="T14" style:family="text">
      <style:text-properties officeooo:rsid="002adff1"/>
    </style:style>
    <style:style style:name="T15" style:family="text">
      <style:text-properties officeooo:rsid="00322601"/>
    </style:style>
    <style:style style:name="T16" style:family="text">
      <style:text-properties officeooo:rsid="0033230f"/>
    </style:style>
    <style:style style:name="T17" style:family="text">
      <style:text-properties officeooo:rsid="003700c1"/>
    </style:style>
    <style:style style:name="T18" style:family="text">
      <style:text-properties officeooo:rsid="0038ad5c"/>
    </style:style>
    <style:style style:name="T19" style:family="text">
      <style:text-properties officeooo:rsid="003998d7"/>
    </style:style>
    <style:style style:name="T20" style:family="text">
      <style:text-properties fo:font-weight="normal" officeooo:rsid="0023d117" style:font-weight-asian="normal" style:font-weight-complex="normal"/>
    </style:style>
    <style:style style:name="T21" style:family="text">
      <style:text-properties officeooo:rsid="003e8d8e"/>
    </style:style>
    <style:style style:name="T22" style:family="text">
      <style:text-properties officeooo:rsid="003e8e22"/>
    </style:style>
    <style:style style:name="T23" style:family="text">
      <style:text-properties officeooo:rsid="00475a09"/>
    </style:style>
    <style:style style:name="T24" style:family="text">
      <style:text-properties officeooo:rsid="0053c13d"/>
    </style:style>
    <style:style style:name="T25" style:family="text">
      <style:text-properties officeooo:rsid="0057e8e5"/>
    </style:style>
    <style:style style:name="T26" style:family="text">
      <style:text-properties officeooo:rsid="005946e1"/>
    </style:style>
    <style:style style:name="T27" style:family="text">
      <style:text-properties officeooo:rsid="005949b4"/>
    </style:style>
    <style:style style:name="T28" style:family="text">
      <style:text-properties officeooo:rsid="005ab77a"/>
    </style:style>
    <style:style style:name="T29" style:family="text">
      <style:text-properties officeooo:rsid="005d26a2"/>
    </style:style>
    <style:style style:name="T30" style:family="text">
      <style:text-properties officeooo:rsid="005f1a33"/>
    </style:style>
    <style:style style:name="T31" style:family="text">
      <style:text-properties officeooo:rsid="0060fb0b"/>
    </style:style>
    <style:style style:name="T32" style:family="text">
      <style:text-properties officeooo:rsid="0062d3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Урок 1. <text:span text:style-name="T32">Программирование для</text:span> Arduino</text:p>
      <text:p text:style-name="P2"/>
      <text:p text:style-name="P7"><text:span text:style-name="T12"><text:tab/>Официальной с</text:span>редой разработки является Arduino IDE, где программирование осуществляется на языке C++ – одном из самых популярных и мощных языков. Сами разработчики называют язык, <text:span text:style-name="T12">на котором пишутся программы для</text:span> <text:span text:style-name="T12">ардуино</text:span> Wiring, так как в стандартной библиотеке Arduino.h используются функции и инструменты из фреймворка Wiring. Но языком, именно языком, из которого берётся синтаксис, является C++.</text:p>
      <text:p text:style-name="P7"/>
      <text:p text:style-name="P38">Простейшая программа для Arduino:</text:p>
      <text:p text:style-name="P37"/>
      <text:p text:style-name="P37">// -=-=-=-=-=-=-=-=-=-=-=-=-=-=-=-=-=-=-=-=-=-=-=-=-=-=-=-=-=-=-=-=-=-=-=-=- //</text:p>
      <text:p text:style-name="P37"/>
      <text:p text:style-name="P21">int led = 13; // Объявляем переменную led с номером 13</text:p>
      <text:p text:style-name="P21">void setup() </text:p>
      <text:p text:style-name="P21">{</text:p>
      <text:p text:style-name="P21"><text:s text:c="2"/>pinMode(led, OUTPUT); // Устанавливаем led в режим ВЫХОД</text:p>
      <text:p text:style-name="P21">}</text:p>
      <text:p text:style-name="P21"/>
      <text:p text:style-name="P21">void loop() </text:p>
      <text:p text:style-name="P21">{</text:p>
      <text:p text:style-name="P21"><text:s text:c="2"/>digitalWrite(led, HIGH); <text:s text:c="2"/>// Подаём на 13 вывод высокий сигнал (+5v)</text:p>
      <text:p text:style-name="P21"><text:s text:c="2"/>delay(1000); <text:s text:c="22"/>// Ожидаем 1 сек.</text:p>
      <text:p text:style-name="P21"><text:s text:c="2"/>digitalWrite(led, LOW); <text:s text:c="3"/>// Подаём на 13 вывод ни<text:span text:style-name="T9">з</text:span>кий сигнал (0v)</text:p>
      <text:p text:style-name="P21"><text:s text:c="2"/>delay(1000); <text:s text:c="22"/>// Ожидаем 1 сек.</text:p>
      <text:p text:style-name="P21">}</text:p>
      <text:p text:style-name="P21"/>
      <text:p text:style-name="P21">// -=-=-=-=-=-=-=-=-=-=-=-=-=-=-=-=-=-=-=-=-=-=-=-=-=-=-=-=-=-=-=-=-=-=-//</text:p>
      <text:p text:style-name="P35"/>
      <text:p text:style-name="P36">В 1 секунде 1000 ми<text:span text:style-name="T25">л</text:span>лисекунд.</text:p>
      <text:p text:style-name="P36"/>
      <text:p text:style-name="P35">Программа выполняет бесконечный цикл мигания встроенным светодиодом Arduino.</text:p>
      <text:p text:style-name="P35"/>
      <text:p text:style-name="P40">То же самое, но немного по-другому <text:span text:style-name="T24">(Примечание: Инверсия, это отрицание — переворачивание смысла, замена «белого» «чёрным», 1 на 0.)</text:span>:</text:p>
      <text:p text:style-name="P39"/>
      <text:p text:style-name="P21">// -=-=-=-=-=-=-=-=-=-=-=-=-=-=-=-=-=-=-=-=-=-=-=-=-=-=-=-=-=-=-=-=-=-=-//</text:p>
      <text:p text:style-name="P39"/>
      <text:p text:style-name="P20">int led = 13; // Объявляем переменную led с номером 13</text:p>
      <text:p text:style-name="P20">void setup() </text:p>
      <text:p text:style-name="P20">{</text:p>
      <text:p text:style-name="P20"><text:s text:c="2"/>pinMode(led, OUTPUT); // Устанавливаем led в режим ВЫХОД</text:p>
      <text:p text:style-name="P20">}</text:p>
      <text:p text:style-name="P20"/>
      <text:p text:style-name="P20">void loop() </text:p>
      <text:p text:style-name="P20">{</text:p>
      <text:p text:style-name="P20"><text:s text:c="2"/>digitalWrite(led, !digitalRead(led)); /* <text:span text:style-name="T6">Считываем состояние 13 выхода и инвертируем его <text:s text:c="5"/><text:tab/> <text:s text:c="49"/>*значение</text:span></text:p>
      <text:p text:style-name="P20"><text:tab/><text:tab/><text:tab/><text:tab/><text:tab/> <text:s/>*/</text:p>
      <text:p text:style-name="P20"><text:s text:c="2"/>delay(1000);</text:p>
      <text:p text:style-name="P20">} <text:span text:style-name="T2">// -=-=-=-=-=-=-=-=-=-=-=-=-=-=-=-=-=-=-=-=-=-=-=-=-=-=-=-=-=-=-=-=-=-=-//</text:span></text:p>
      <text:p text:style-name="P12"><text:soft-page-break/><text:tab/>Структура программы Ардуино <text:s/>достаточно проста и в минимальном варианте состоит из двух <text:span text:style-name="T26">обязательных </text:span>частей <text:span text:style-name="T1">setup()</text:span> и <text:span text:style-name="T1">loop()</text:span>.</text:p>
      <text:p text:style-name="P12"/>
      <text:p text:style-name="P12">void setup() <text:s/></text:p>
      <text:p text:style-name="P12"><text:s text:c="4"/>{ </text:p>
      <text:p text:style-name="P12"><text:s text:c="8"/>// <text:span text:style-name="T14">Тело функции или программы</text:span></text:p>
      <text:p text:style-name="P12"><text:s text:c="8"/>// <text:s/>код выполняется один раз при запуске программы </text:p>
      <text:p text:style-name="P12"><text:s text:c="8"/>// используется в основном для настроек<text:tab/></text:p>
      <text:p text:style-name="P12"><text:s text:c="4"/>}</text:p>
      <text:p text:style-name="P12">void loop() <text:s/></text:p>
      <text:p text:style-name="P12"><text:s text:c="4"/>{</text:p>
      <text:p text:style-name="P12"><text:s text:c="8"/>// <text:span text:style-name="T14">Тело функции или программы</text:span></text:p>
      <text:p text:style-name="P12"><text:s text:c="8"/>// основной код, выполняемый <text:span text:style-name="T10">циклично</text:span> </text:p>
      <text:p text:style-name="P12"><text:s text:c="4"/>}</text:p>
      <text:p text:style-name="P12"/>
      <text:p text:style-name="P8"><text:tab/>Функция setup() выполняется один раз, при включении питания или <text:s/>сбросе контроллера. Обычно в ней происходят начальные установки <text:s/>переменных. <text:span text:style-name="T3">Функция setup() должна присутствовать в программе </text:span><text:span text:style-name="T5">для Arduino</text:span><text:span text:style-name="T3">, даже <text:s/>если в ней ничего нет!</text:span></text:p>
      <text:p text:style-name="P8"><text:tab/>После завершения setup() управление переходит к функции loop(). <text:s/>Она в <text:s/>бесконечном цикле выполняет команды, записанные в <text:span text:style-name="T26">её</text:span> теле (между <text:s/>фигурными скобками). Собственно эти команды и совершают все <text:s/>алгоритмические действия <text:span text:style-name="T26">микро</text:span>контроллера.</text:p>
      <text:p text:style-name="P8"/>
      <text:p text:style-name="P50">Первоначальные правила синтаксиса языка C (Си по-русски)</text:p>
      <text:p text:style-name="P50"/>
      <text:p text:style-name="P51">Понятийный аппарат</text:p>
      <text:p text:style-name="P29"/>
      <text:p text:style-name="P52"><text:tab/><text:span text:style-name="T27">Программа — последовательность инструкций для исполнения процессором.</text:span></text:p>
      <text:p text:style-name="P52"/>
      <text:p text:style-name="P52"><text:tab/>Код - текст компьютерной программы на каком-либо языке программирования, который может быть прочтён человеком.</text:p>
      <text:p text:style-name="P29"/>
      <text:p text:style-name="P29"><text:tab/><text:span text:style-name="T16">Переменная — место (ящичек) для хранения значения. Например: х = 2, где x <text:s/>- это переменная, а 2 - это значение.</text:span></text:p>
      <text:p text:style-name="P29"/>
      <text:p text:style-name="P29"><text:tab/>Функция - фрагмент программного кода (подпрограмма), к которому можно обратиться из другого места программы.</text:p>
      <text:p text:style-name="P29"/>
      <text:p text:style-name="P29"><text:tab/>Параметр функции — это переменная, которая используется в функции и значение которой предоставляет <text:span text:style-name="T30">в</text:span>ызывающий объект. <text:span text:style-name="T30">Например: void printValue(int a)</text:span></text:p>
      <text:p text:style-name="P29"/>
      <text:p text:style-name="P29"><text:tab/>Аргумент — это значение, которое передаётся из <text:span text:style-name="T30">вызывающего объекта</text:span> в функцию и которое указывается в скобках при вызове функции. <text:span text:style-name="T30">Например: printValue(7);</text:span></text:p>
      <text:p text:style-name="P29"/>
      <text:p text:style-name="P30"><text:tab/>Метод - это функция или процедура, принадлежащая какому-то классу или объекту</text:p>
      <text:p text:style-name="P30"/>
      <text:p text:style-name="P30"><text:tab/><text:span text:style-name="T29">Объект - область памяти, способная содержать данные и обладающая типом</text:span></text:p>
      <text:p text:style-name="P30"/>
      <text:p text:style-name="P4"><text:tab/>Вызов функции — <text:span text:style-name="T15">применение функции в программе.</text:span></text:p>
      <text:p text:style-name="P4"/>
      <text:p text:style-name="P31"><text:tab/>Массив - пронумерованная последовательность величин одинакового типа.</text:p>
      <text:p text:style-name="P42"><text:soft-page-break/><text:span text:style-name="T1">Оформление и форматирование</text:span></text:p>
      <text:p text:style-name="P27"/>
      <text:p text:style-name="P28"><text:tab/>Есть такое понятие, как форматирование (выравнивание) кода, т.е. соблюдение пробелов и интервалов. <text:span text:style-name="T17">Форматирование кода необходимо, т. к. это помогает человеку читать и разбираться в нём.</text:span></text:p>
      <text:p text:style-name="P9"><text:tab/></text:p>
      <text:p text:style-name="P27"/>
      <text:p text:style-name="P54">Сравните форматированный и неформатированный код</text:p>
      <text:p text:style-name="P54"/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56">void setup() {</text:p>
            <text:p text:style-name="P56"><text:s text:c="2"/>pinMode(10, OUTPUT);</text:p>
            <text:p text:style-name="P56">}</text:p>
            <text:p text:style-name="P56"/>
            <text:p text:style-name="P56">void loop() {</text:p>
            <text:p text:style-name="P56"><text:s text:c="2"/>int knob = analogRead(0);</text:p>
            <text:p text:style-name="P56"><text:s text:c="2"/>knob = map (knob, 0, 1023, 0, 255);</text:p>
            <text:p text:style-name="P56"><text:s text:c="2"/>analogWrite(10, knob);</text:p>
            <text:p text:style-name="P56">}</text:p>
          </table:table-cell>
          <table:table-cell table:style-name="Таблица2.B1" office:value-type="string">
            <text:p text:style-name="P56">void setup() {</text:p>
            <text:p text:style-name="P56">pinMode(10, OUTPUT);</text:p>
            <text:p text:style-name="P56">}</text:p>
            <text:p text:style-name="P56">void loop() {</text:p>
            <text:p text:style-name="P56"><text:span text:style-name="T28">i</text:span>nt knob = analogRead(0);</text:p>
            <text:p text:style-name="P56">knob = map (knob, 0, 1023, 0, 255);</text:p>
            <text:p text:style-name="P56">analogWrite(10, knob);</text:p>
            <text:p text:style-name="P56">}</text:p>
          </table:table-cell>
        </table:table-row>
      </table:table>
      <text:p text:style-name="P54"/>
      <text:p text:style-name="P27">Структура форматирования:</text:p>
      <text:p text:style-name="P27"/>
      <text:list xml:id="list1940279253" text:style-name="L1">
        <text:list-item>
          <text:p text:style-name="P41">Между математическими действиями, знаками сравнения, присваивания и всем подобным ставится пробел;</text:p>
        </text:list-item>
        <text:list-item>
          <text:p text:style-name="P41">Как и в обычном тексте, пробел ставится после и не ставится перед запятой, двоеточием, точкой с запятой;</text:p>
        </text:list-item>
        <text:list-item>
          <text:p text:style-name="P41">Отступ от левого края экрана – знак табуляции, код сдвигается вправо и на одном расстоянии формируются команды из одного блока кода. В Arduino IDE одна табуляци, равна двум пробелам;</text:p>
        </text:list-item>
        <text:list-item>
          <text:p text:style-name="P41">Каждое действие выполняется с новой строки (автоформатирование <text:span text:style-name="T18">обычно </text:span>это не исправляет);</text:p>
        </text:list-item>
        <text:list-item>
          <text:p text:style-name="P41">Фигурные скобки начала и окончания блока кода принято писать на отдельной строке. Также очень многие пишут открывающую скобку на строке с оператором, это экономит место.</text:p>
        </text:list-item>
      </text:list>
      <text:p text:style-name="P9"/>
      <text:p text:style-name="P22">Имена переменных</text:p>
      <text:p text:style-name="P22"/>
      <text:p text:style-name="P33"><text:span text:style-name="T19"><text:tab/>Типы данных - </text:span>определя<text:span text:style-name="T19">ю</text:span>т возможные значения и их смысл, операции, а также способы хранения значений типа.</text:p>
      <text:p text:style-name="P32"/>
      <text:p text:style-name="P34">Общепринятые соглашения:</text:p>
      <text:p text:style-name="P10"/>
      <text:list xml:id="list2484593726" text:style-name="L2">
        <text:list-item>
          <text:p text:style-name="P43">Имена переменных принято писать начиная с маленькой буквы, называть их так, чтобы было понятно. Да, английский неплохо бы подтянуть! Пример: value</text:p>
        </text:list-item>
        <text:list-item>
          <text:p text:style-name="P43">Если название переменной хочется составить из двух и более слов, они разделяются верхним регистром первой буквы каждого нового слова. Пример: myButtonState</text:p>
        </text:list-item>
        <text:list-item>
          <text:p text:style-name="P43">Имена типов данных и классов принято писать с большой буквы. Пример: Signal, Servo</text:p>
        </text:list-item>
        <text:list-item>
          <text:p text:style-name="P43">Имена констант принято писать в верхнем регистре, разделение – нижнее <text:span text:style-name="T23">подчёркивание.</text:span> <text:span text:style-name="T31">Например</text:span>: MOTOR_SPEED</text:p>
        </text:list-item>
        <text:list-item>
          <text:p text:style-name="P43"><text:soft-page-break/>При написании библиотек и классов, имена внутренних переменных принято писать, начиная со знака нижнего подчёркивания. Пример: _position</text:p>
        </text:list-item>
      </text:list>
      <text:p text:style-name="P9"/>
      <text:p text:style-name="P5"><text:tab/>Несколько общепринятых сокращений для названий переменных, вы часто будете встречать их в чужих прошивках и библиотеках:</text:p>
      <text:p text:style-name="P9"/>
      <text:list xml:id="list1940225819" text:style-name="L3">
        <text:list-item>
          <text:p text:style-name="P47">button – btn, кнопка</text:p>
        </text:list-item>
        <text:list-item>
          <text:p text:style-name="P47">index – idx – i, индекс</text:p>
        </text:list-item>
        <text:list-item>
          <text:p text:style-name="P47">value – val, значение</text:p>
        </text:list-item>
        <text:list-item>
          <text:p text:style-name="P47">variable – var, переменная</text:p>
        </text:list-item>
      </text:list>
      <text:p text:style-name="P9"/>
      <text:p text:style-name="P5"><text:tab/>Имена функций и методов принято начинать с глагола, кратко описывающего действие функции. Вот те из них, которые вы будете встречать постоянно:</text:p>
      <text:p text:style-name="P9"/>
      <text:list xml:id="list4284443147" text:style-name="L4">
        <text:list-item>
          <text:p text:style-name="P48">get – получить значение (getValue)</text:p>
        </text:list-item>
        <text:list-item>
          <text:p text:style-name="P48">set – установить значение (setTime)</text:p>
        </text:list-item>
        <text:list-item>
          <text:p text:style-name="P48">print, show – показать что-то</text:p>
        </text:list-item>
        <text:list-item>
          <text:p text:style-name="P48">read – прочитать</text:p>
        </text:list-item>
        <text:list-item>
          <text:p text:style-name="P48">write – записать</text:p>
        </text:list-item>
        <text:list-item>
          <text:p text:style-name="P48">change – изменить</text:p>
        </text:list-item>
        <text:list-item>
          <text:p text:style-name="P48">clear – очистить</text:p>
        </text:list-item>
        <text:list-item>
          <text:p text:style-name="P48">begin, start – начать</text:p>
        </text:list-item>
        <text:list-item>
          <text:p text:style-name="P48">end, stop – закончить, остановить</text:p>
        </text:list-item>
      </text:list>
      <text:p text:style-name="P22"/>
      <text:p text:style-name="P22">Структура кода</text:p>
      <text:p text:style-name="P9"/>
      <text:list xml:id="list2189293244" text:style-name="L5">
        <text:list-item>
          <text:p text:style-name="P44">Переменная любого типа должна вызываться после своего объявления. Иначе будет ошибка.</text:p>
        </text:list-item>
        <text:list-item>
          <text:p text:style-name="P44">Объявление и использование классов или типов данных из библиотеки/файла должно быть после подключения библиотеки/файла.</text:p>
        </text:list-item>
        <text:list-item>
          <text:p text:style-name="P44">Функция может вызываться как до, так и после объявления, потому что C++ компилируемый язык, компиляция проходит в несколько этапов, и функции “выделяются” отдельно, поэтому могут вызываться в любом месте программы.</text:p>
        </text:list-item>
      </text:list>
      <text:p text:style-name="P3"/>
      <text:p text:style-name="P23">Синтаксис <text:span text:style-name="T20">(набор правил, описывающий комбинации символов алфавита)</text:span></text:p>
      <text:p text:style-name="P23"/>
      <text:list xml:id="list10272764" text:style-name="L6">
        <text:list-item>
          <text:p text:style-name="P45">Тела функций заключаются в фигурные скобки { }</text:p>
        </text:list-item>
        <text:list-item>
          <text:p text:style-name="P45">Каждая команда заканчивается точкой с запятой ;</text:p>
        </text:list-item>
        <text:list-item>
          <text:p text:style-name="P45">Метод применяется к объекту через точку. Пример: Serial.begin()</text:p>
        </text:list-item>
        <text:list-item>
          <text:p text:style-name="P45">Вызов функции или метода всегда заканчивается скобками, даже если функция не принимает параметров <text:span text:style-name="T31">или аргументов</text:span>. Пример: loop()</text:p>
        </text:list-item>
        <text:list-item>
          <text:p text:style-name="P45">Разделитель десятичных дробей – точка. Пример: 0.25. У запятой другое применение</text:p>
        </text:list-item>
        <text:list-item>
          <text:p text:style-name="P45">Запятыми перечисляются аргументы функций и методов, а также членов массива. Пример: digitalWrite(3, HIGH); массив – int myArray[] = {3, 4, 5 ,6}; Также запятая является самостоятельным оператором</text:p>
        </text:list-item>
        <text:list-item>
          <text:p text:style-name="P45">Одиночный символ заключается в одиночные кавычки ‘а’</text:p>
        </text:list-item>
        <text:list-item>
          <text:p text:style-name="P45">Строка заключается в двойные кавычки “строка”</text:p>
        </text:list-item>
        <text:list-item>
          <text:p text:style-name="P45">Имена переменных могут содержать латинские буквы в верхнем и нижнем регистре (большие и маленькие), цифры и нижнее <text:span text:style-name="T13">подчёркивание.</text:span> Пример: myVal_35 .</text:p>
        </text:list-item>
        <text:list-item>
          <text:p text:style-name="P45"><text:soft-page-break/>Имена переменных <text:span text:style-name="T3">не могут</text:span> начинаться с цифры. Только с буквы или нижнего подчёркивания</text:p>
        </text:list-item>
        <text:list-item>
          <text:p text:style-name="P45">Регистр имеет значение, т.е. большая буква отличается от маленькой. Пример: переменные val и Val – не одно и то же.</text:p>
        </text:list-item>
      </text:list>
      <text:p text:style-name="P11"/>
      <text:p text:style-name="P6"><text:tab/>К синтаксису также можно отнести комментарии, т.к. в разных языках они выделяются по-разному. Комментарий это обычный текст, который <text:span text:style-name="T3">игнорируется</text:span> на этапе компиляции. Комментарии нужны для пояснения кода, как себе самому, так и другим возможным его читателям. В C++ у нас два типа комментариев:</text:p>
      <text:p text:style-name="P11"/>
      <text:p text:style-name="P24">Однострочный комментарий</text:p>
      <text:p text:style-name="P24"/>
      <text:p text:style-name="P11">// однострочный комментарий</text:p>
      <text:p text:style-name="P11">// компилятор меня игнорирует =(</text:p>
      <text:p text:style-name="P11"/>
      <text:p text:style-name="P24">Многострочный комментарий</text:p>
      <text:p text:style-name="P24"/>
      <text:p text:style-name="P11">/* Многострочный</text:p>
      <text:p text:style-name="P11">комментарий */</text:p>
      <text:p text:style-name="P26">Переменные</text:p>
      <text:p text:style-name="P14"/>
      <text:p text:style-name="P15"><text:tab/>Переменная <text:span text:style-name="T11">(variable)</text:span> - именованная область памяти, которой могут манипулировать программы.</text:p>
      <text:p text:style-name="P15"/>
      <text:p text:style-name="P15"><text:tab/>У каждой переменной в C++ есть определён тип. Тип определяет размер и расположение в памяти, диапазон возможных значений, набор применимых операций.</text:p>
      <text:p text:style-name="P15"/>
      <text:p text:style-name="P15"><text:tab/>Объявление (declaration) - делает имя известным программе. Объявление определяет тип и имя.</text:p>
      <text:p text:style-name="P15"><text:tab/>Переменную имеет смысл объявлять ближе к месту его первого использования. </text:p>
      <text:p text:style-name="P14"/>
      <text:p text:style-name="P17"><text:tab/><text:span text:style-name="T21">В языке C++ существуют следующие типы данных:</text:span></text:p>
      <text:p text:style-name="P1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Тип данных</text:p>
          </table:table-cell>
          <table:table-cell table:style-name="Таблица1.B1" office:value-type="string">
            <text:p text:style-name="P16">Диапазон чисел <text:span text:style-name="T22">и значений</text:span></text:p>
          </table:table-cell>
        </table:table-row>
        <table:table-row>
          <table:table-cell table:style-name="Таблица1.A2" office:value-type="string">
            <text:p text:style-name="P16">bool</text:p>
          </table:table-cell>
          <table:table-cell table:style-name="Таблица1.B2" office:value-type="string">
            <text:p text:style-name="P16">true, false </text:p>
          </table:table-cell>
        </table:table-row>
        <table:table-row>
          <table:table-cell table:style-name="Таблица1.A2" office:value-type="string">
            <text:p text:style-name="P16">char</text:p>
          </table:table-cell>
          <table:table-cell table:style-name="Таблица1.B2" office:value-type="string">
            <text:p text:style-name="P16">-128 … 127 </text:p>
          </table:table-cell>
        </table:table-row>
        <table:table-row>
          <table:table-cell table:style-name="Таблица1.A2" office:value-type="string">
            <text:p text:style-name="P16">unsigned char</text:p>
          </table:table-cell>
          <table:table-cell table:style-name="Таблица1.B2" office:value-type="string">
            <text:p text:style-name="P16">0 … 255 </text:p>
          </table:table-cell>
        </table:table-row>
        <table:table-row>
          <table:table-cell table:style-name="Таблица1.A2" office:value-type="string">
            <text:p text:style-name="P16">byte</text:p>
          </table:table-cell>
          <table:table-cell table:style-name="Таблица1.B2" office:value-type="string">
            <text:p text:style-name="P16">0 … 255</text:p>
          </table:table-cell>
        </table:table-row>
        <table:table-row>
          <table:table-cell table:style-name="Таблица1.A2" office:value-type="string">
            <text:p text:style-name="P16">int</text:p>
          </table:table-cell>
          <table:table-cell table:style-name="Таблица1.B2" office:value-type="string">
            <text:p text:style-name="P16">-32768 … 32767</text:p>
          </table:table-cell>
        </table:table-row>
        <table:table-row>
          <table:table-cell table:style-name="Таблица1.A2" office:value-type="string">
            <text:p text:style-name="P16">unsigned int</text:p>
          </table:table-cell>
          <table:table-cell table:style-name="Таблица1.B2" office:value-type="string">
            <text:p text:style-name="P16">0 … 65535</text:p>
          </table:table-cell>
        </table:table-row>
        <table:table-row>
          <table:table-cell table:style-name="Таблица1.A2" office:value-type="string">
            <text:p text:style-name="P16">long</text:p>
          </table:table-cell>
          <table:table-cell table:style-name="Таблица1.B2" office:value-type="string">
            <text:p text:style-name="P16">-2147483648 … 2147483647</text:p>
          </table:table-cell>
        </table:table-row>
        <table:table-row>
          <table:table-cell table:style-name="Таблица1.A2" office:value-type="string">
            <text:p text:style-name="P16">unsigned long</text:p>
          </table:table-cell>
          <table:table-cell table:style-name="Таблица1.B2" office:value-type="string">
            <text:p text:style-name="P16">0 … 4294967295 </text:p>
          </table:table-cell>
        </table:table-row>
        <table:table-row>
          <table:table-cell table:style-name="Таблица1.A2" office:value-type="string">
            <text:p text:style-name="P16">short</text:p>
          </table:table-cell>
          <table:table-cell table:style-name="Таблица1.B2" office:value-type="string">
            <text:p text:style-name="P16">-32768 … 32767</text:p>
          </table:table-cell>
        </table:table-row>
        <table:table-row>
          <table:table-cell table:style-name="Таблица1.A2" office:value-type="string">
            <text:p text:style-name="P16">float</text:p>
          </table:table-cell>
          <table:table-cell table:style-name="Таблица1.B2" office:value-type="string">
            <text:p text:style-name="P16">-3.4028235+38 … 3.4028235+38</text:p>
          </table:table-cell>
        </table:table-row>
        <table:table-row>
          <table:table-cell table:style-name="Таблица1.A2" office:value-type="string">
            <text:p text:style-name="P16">double</text:p>
          </table:table-cell>
          <table:table-cell table:style-name="Таблица1.B2" office:value-type="string">
            <text:p text:style-name="P16">-3.4028235+38 … 3.4028235+38</text:p>
          </table:table-cell>
        </table:table-row>
      </table:table>
      <text:p text:style-name="P19"><text:soft-page-break/>unsigned — означает беззнаковый тип <text:span text:style-name="T8">(</text:span>unsigned int может быть сокращён до unsigned<text:span text:style-name="T8">).</text:span></text:p>
      <text:p text:style-name="P18"/>
      <text:p text:style-name="P18"><text:span text:style-name="T7">Знаковый тип</text:span> (signed) способен представлять отрицательные и положительные числа. </text:p>
      <text:p text:style-name="P18"><text:span text:style-name="T3">Беззнаковый </text:span><text:span text:style-name="T4">тип</text:span> (unsigned) - только положительные числа и 0.</text:p>
      <text:p text:style-name="P18"/>
      <text:p text:style-name="P25">Несколько эмпирических правил, способных помочь при выборе используемого типа</text:p>
      <text:p text:style-name="P18"/>
      <text:list xml:id="list3287331775" text:style-name="L7">
        <text:list-item>
          <text:p text:style-name="P49">Используйте беззнаковый тип, когда точно знаете, что значения не могут быть отрицательными;</text:p>
        </text:list-item>
        <text:list-item>
          <text:p text:style-name="P49">Используйте тип int для целочисленной арифметики. Если ваши значения больше, чем минимально гарантируемый тип int, то используйте long long;</text:p>
        </text:list-item>
        <text:list-item>
          <text:p text:style-name="P49">Не используйте базовы<text:span text:style-name="T31">е</text:span> тип<text:span text:style-name="T31">ы</text:span> char и bool в арифметических выражениях. Используете их только для хранения символов и логических значений;</text:p>
        </text:list-item>
        <text:list-item>
          <text:p text:style-name="P49">Используйте тип double для вычислений с плавающей точкой. У типа float обычно не хватает точности. Точность, определяемая типом long double обычно чрезмерна и не нужна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Liberation Sans1" style:font-family-asian="'Liberation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02:29:41.251863612</meta:creation-date>
    <dc:date>2019-05-13T22:48:11.615849991</dc:date>
    <meta:editing-duration>PT2H40M58S</meta:editing-duration>
    <meta:editing-cycles>95</meta:editing-cycles>
    <meta:generator>LibreOffice/6.2.3.2$Linux_X86_64 LibreOffice_project/6bd8f51f0bb0f42344f66a65ca86e692fe0f70bc</meta:generator>
    <meta:document-statistic meta:table-count="2" meta:image-count="0" meta:object-count="0" meta:page-count="6" meta:paragraph-count="169" meta:word-count="1339" meta:character-count="9745" meta:non-whitespace-character-count="8343"/>
  </office:meta>
</office:document-meta>
</file>